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3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1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3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6" style:family="paragraph" style:parent-style-name="Standard">
      <style:text-properties fo:font-size="10pt" style:font-size-asian="10pt" style:font-size-complex="10pt"/>
    </style:style>
    <style:style style:name="P57" style:family="paragraph" style:parent-style-name="Standard">
      <style:text-properties fo:font-size="10pt" officeooo:paragraph-rsid="00211236" style:font-size-asian="10pt" style:font-size-complex="10pt"/>
    </style:style>
    <style:style style:name="P58" style:family="paragraph" style:parent-style-name="Standard">
      <style:text-properties officeooo:paragraph-rsid="06cdf75a"/>
    </style:style>
    <style:style style:name="P59" style:family="paragraph" style:parent-style-name="Standard">
      <style:text-properties officeooo:paragraph-rsid="01166255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1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7" style:family="paragraph" style:parent-style-name="Table_20_Contents">
      <style:text-properties fo:font-size="10pt" officeooo:paragraph-rsid="05096d5b" style:font-size-asian="10pt" style:font-size-complex="10pt"/>
    </style:style>
    <style:style style:name="P68" style:family="paragraph" style:parent-style-name="Table_20_Contents">
      <style:text-properties fo:font-size="10pt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0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paragraph-rsid="00211236" style:font-size-asian="10pt" style:font-size-complex="10pt"/>
    </style:style>
    <style:style style:name="P72" style:family="paragraph" style:parent-style-name="Table_20_Contents">
      <style:text-properties fo:font-size="10pt" officeooo:paragraph-rsid="01166255" style:font-size-asian="10pt" style:font-size-complex="10pt"/>
    </style:style>
    <style:style style:name="P73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5" style:family="paragraph">
      <loext:graphic-properties draw:fill="none"/>
    </style:style>
    <style:style style:name="P76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9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20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4" style:family="text">
      <style:text-properties style:font-name="Arial" officeooo:rsid="0016aab4" style:font-name-complex="Arial"/>
    </style:style>
    <style:style style:name="T25" style:family="text">
      <style:text-properties style:font-name="Arial" officeooo:rsid="00124150" style:font-name-complex="Arial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1" style:family="text">
      <style:text-properties officeooo:rsid="01867c7c"/>
    </style:style>
    <style:style style:name="T32" style:family="text">
      <style:text-properties officeooo:rsid="06fb2665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6fc0c77"/>
    </style:style>
    <style:style style:name="T35" style:family="text">
      <style:text-properties officeooo:rsid="070a934d"/>
    </style:style>
    <style:style style:name="T36" style:family="text">
      <style:text-properties officeooo:rsid="00104cc9" style:font-name-complex="Pyidaungsu1"/>
    </style:style>
    <style:style style:name="T37" style:family="text">
      <style:text-properties officeooo:rsid="0780cfca" style:font-style-complex="normal" style:text-overline-style="none" style:text-overline-color="font-color"/>
    </style:style>
    <style:style style:name="T38" style:family="text">
      <style:text-properties style:font-name="Pyidaungsu1" officeooo:rsid="0016aab4" style:font-name-complex="Pyidaungsu1"/>
    </style:style>
    <style:style style:name="T39" style:family="text">
      <style:text-properties style:font-name="Pyidaungsu1" fo:font-size="9pt" officeooo:rsid="0016aab4" style:font-size-asian="9pt" style:font-name-complex="Pyidaungsu1" style:font-size-complex="9pt"/>
    </style:style>
    <style:style style:name="T40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9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0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68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68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7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58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6"><draw:custom-shape text:anchor-type="paragraph" draw:z-index="0" draw:name="Shape1" draw:style-name="gr3" draw:text-style-name="P76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40">= <text:s text:c="4"/></text:span><text:span text:style-name="T21"><text:text-input text:description="py3o://function=&quot;o._get_basic_allowance()&quot;">basic</text:text-input></text:span><text:span text:style-name="T25"><text:s/></text:span><text:span text:style-name="T40"><text:s/>ကျပ်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table:number-rows-spanned="2" office:value-type="string">
            <text:p text:style-name="P60">နှုတ်ယူ</text:p>
            <text:p text:style-name="P60">ပေးသွင်းသူ </text:p>
            <text:p text:style-name="P61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38">( <text:s text:c="2"/></text:span><text:span text:style-name="T24"><text:s text:c="2"/></text:span><text:span text:style-name="T22"><text:text-input text:description="py3o://function=&quot;o._get_parents()&quot;">parents</text:text-input></text:span><text:span text:style-name="T24"><text:s text:c="3"/></text:span><text:span text:style-name="T38"><text:s text:c="2"/>)</text:span><text:span text:style-name="T32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1"><draw:custom-shape text:anchor-type="paragraph" draw:z-index="1" draw:name="Shape2" draw:style-name="gr2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<text:s/>ရှိ။</text:span>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1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4"><text:s text:c="10"/></text:span>မရှိ။</text:p>
          </table:table-cell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1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2"><draw:custom-shape text:anchor-type="paragraph" draw:z-index="2" draw:name="Shape2_0" draw:style-name="gr1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မရှိ။</text:span></text:p>
              </text:list-item>
            </text:list>
          </table:table-cell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39"><text:s/>( <text:s text:c="5"/></text:span><text:span text:style-name="T11"><text:s/></text:span><text:span text:style-name="T21"><text:user-field-get text:name="py3o.o.children">children</text:user-field-get></text:span><text:span text:style-name="T11"><text:s text:c="3"/></text:span><text:span text:style-name="T39"><text:s text:c="4"/>) </text:span><text:span text:style-name="T32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38">ပေးသွင်း </text:span><text:span text:style-name="T24"><text:s text:c="2"/></text:span><text:span text:style-name="T20"><text:text-input text:description="py3o://function=&quot;o._get_premium_fee()&quot;">insurance_fee</text:text-input></text:span><text:span text:style-name="T24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table:number-rows-spanned="3" office:value-type="string">
            <text:p text:style-name="P62">လက်မှတ်</text:p>
            <text:p text:style-name="P63">အမည် <text:s text:c="2"/><text:span text:style-name="T19"><text:user-field-get text:name="py3o.o.company_id.hr_head_id.name">hr_head</text:user-field-get></text:span></text:p>
            <text:p text:style-name="P64">တာဝန်<text:span text:style-name="T19"> <text:s text:c="2"/></text:span><text:span text:style-name="T19"><text:user-field-get text:name="py3o.o.company_id.hr_head_id.job_id.name">hr_head_job_name</text:user-field-get></text:span><text:span text:style-name="T19"><text:s/>, </text:span><text:span text:style-name="T19"><text:user-field-get text:name="py3o.o.company_id.hr_head_id.department_id.name">department_name</text:user-field-get></text:span></text:p>
            <text:p text:style-name="P63">နိုင်ငံသားစိစစ်ရေးကတ်ပြားအမှတ်<text:span text:style-name="T7"> <text:s text:c="2"/></text:span><text:span text:style-name="T7"><text:user-field-get text:name="py3o.o.company_id.hr_head_id.nrc">nrc</text:user-field-get></text:span></text:p>
            <text:p text:style-name="P63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4">နုတ်ယူခြင်းခံရသည့်ငွေ </text:span><text:span text:style-name="T23"><text:text-input text:description="py3o://function=&quot;o._get_ssb_fee()&quot;">ssb_fee</text:text-input></text:span><text:span text:style-name="T24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74">(ရက် <text:s text:c="2"/>/ <text:s text:c="2"/>လ <text:s text:c="2"/>/ <text:s text:c="2"/>နှစ် <text:s text:c="2"/>) <text:s/><text:span text:style-name="T3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73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1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3"/>
          </table:table-cell>
          <table:table-cell table:style-name="Table9.A1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  <table:table-row table:style-name="TableLine3196006662512">
          <table:table-cell table:style-name="Table9.A3" office:value-type="string">
            <text:p text:style-name="P35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72"/>
          </table:table-cell>
          <table:table-cell table:style-name="Table9.A3" office:value-type="string">
            <text:p text:style-name="P3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06662512">
          <table:table-cell table:style-name="Table9.A3" office:value-type="string">
            <text:p text:style-name="P35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<text:soft-page-break/>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72"/>
          </table:table-cell>
          <table:table-cell table:style-name="Table9.A3" office:value-type="string">
            <text:p text:style-name="P35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06662512">
          <table:table-cell table:style-name="Table9.A3" office:value-type="string">
            <text:p text:style-name="P35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72"/>
          </table:table-cell>
          <table:table-cell table:style-name="Table9.A3" office:value-type="string">
            <text:p text:style-name="P35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50"/>
          </table:table-cell>
        </table:table-row>
        <table:table-row table:style-name="TableLine3196006662512">
          <table:table-cell table:style-name="Table9.A3" office:value-type="string">
            <text:p text:style-name="P35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2"/>
          </table:table-cell>
          <table:table-cell table:style-name="Table9.A3" office:value-type="string">
            <text:p text:style-name="P35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0"/>
          </table:table-cell>
        </table:table-row>
        <table:table-row table:style-name="TableLine3196006662512">
          <table:table-cell table:style-name="Table9.A3" office:value-type="string">
            <text:p text:style-name="P50"/>
          </table:table-cell>
          <table:table-cell table:style-name="Table9.B1" office:value-type="string">
            <text:p text:style-name="P72"/>
          </table:table-cell>
          <table:table-cell table:style-name="Table9.A3" office:value-type="string">
            <text:p text:style-name="P35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50"/>
          </table:table-cell>
        </table:table-row>
      </table:table>
      <text:p text:style-name="P59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3"><text:span text:style-name="T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5"><text:span text:style-name="T3"/></text:p>
      <text:p text:style-name="P6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2:37:29.216000000</dc:date>
    <meta:editing-duration>P1DT14H7M10S</meta:editing-duration>
    <meta:editing-cycles>866</meta:editing-cycles>
    <meta:document-statistic meta:table-count="9" meta:image-count="0" meta:object-count="0" meta:page-count="4" meta:paragraph-count="142" meta:word-count="530" meta:character-count="3505" meta:non-whitespace-character-count="3084"/>
  </office:meta>
</office:document-meta>
</file>